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6F9D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FFFFFF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15">
      <style:table-cell-properties fo:border="thin soli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="thin solid #000000"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middle"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transparen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15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15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transparent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3.00566666666667cm"/>
    </style:style>
    <style:style style:name="co4" style:family="table-column">
      <style:table-column-properties fo:break-before="auto" style:column-width="3.76766666666667cm"/>
    </style:style>
    <style:style style:name="co5" style:family="table-column">
      <style:table-column-properties fo:break-before="auto" style:column-width="4.910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3.72533333333333cm"/>
    </style:style>
    <style:style style:name="co8" style:family="table-column">
      <style:table-column-properties fo:break-before="auto" style:column-width="3.64066666666667cm"/>
    </style:style>
    <style:style style:name="co9" style:family="table-column">
      <style:table-column-properties fo:break-before="auto" style:column-width="3.788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3.6pt" style:use-optimal-row-height="true" fo:break-before="auto"/>
    </style:style>
    <style:style style:name="ro3" style:family="table-row">
      <style:table-row-properties style:row-height="64.0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etha_3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008" table:default-cell-style-name="ce1"/>
        <table:table-column table:style-name="co6" table:number-columns-repeated="15361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11"/>
          <table:table-cell office:value-type="string" table:style-name="ce12">
            <text:p>Coeficiente Betha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Kp = 3</text:p>
          </table:table-cell>
          <table:table-cell office:value-type="string" table:style-name="ce14">
            <text:p>Am = 1</text:p>
          </table:table-cell>
          <table:table-cell table:number-columns-repeated="16378" table:style-name="ce1"/>
        </table:table-row>
        <table:table-row table:style-name="ro3">
          <table:table-cell table:style-name="ce3"/>
          <table:table-cell table:style-name="ce15"/>
          <table:table-cell office:value-type="string" table:style-name="ce16">
            <text:p>Potencia Armónico [dBm]</text:p>
          </table:table-cell>
          <table:table-cell office:value-type="string" table:style-name="ce16">
            <text:p>Potencia Armónico [mW]</text:p>
          </table:table-cell>
          <table:table-cell office:value-type="string" table:style-name="ce16">
            <text:p>Coeficiente de Bessel práctico</text:p>
          </table:table-cell>
          <table:table-cell office:value-type="string" table:style-name="ce16">
            <text:p>Coeficiente de Bessel teórico</text:p>
          </table:table-cell>
          <table:table-cell table:number-columns-repeated="2" table:style-name="ce4"/>
          <table:table-cell table:number-columns-repeated="1006" table:style-name="ce5"/>
          <table:table-cell table:number-columns-repeated="15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7">
            <text:p>J0(B)</text:p>
          </table:table-cell>
          <table:table-cell office:value-type="float" office:value="-30.44" table:style-name="ce18">
            <text:p>-30,44</text:p>
          </table:table-cell>
          <table:table-cell office:value-type="float" office:value="9.0364947372230105E-4" table:formula="of:=POWER(10;[.C4]/10)" table:style-name="ce19">
            <text:p>9,04E-04</text:p>
          </table:table-cell>
          <table:table-cell office:value-type="float" office:value="0.25861225560905765" table:formula="of:=SQRT([.D4]/[.$D$13])" table:style-name="ce20">
            <text:p>2,59E-01</text:p>
          </table:table-cell>
          <table:table-cell office:value-type="float" office:value="0.26005195771993089" table:formula="of:=ABS(BESSELJ([.D$2];[.A4]))" table:style-name="ce21">
            <text:p>0,260051958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7">
            <text:p>J1(B)</text:p>
          </table:table-cell>
          <table:table-cell office:value-type="float" office:value="-28.08" table:style-name="ce18">
            <text:p>-28,08</text:p>
          </table:table-cell>
          <table:table-cell office:value-type="float" office:value="1.5559656316050741E-3" table:formula="of:=POWER(10;[.C5]/10)" table:style-name="ce19">
            <text:p>1,56E-03</text:p>
          </table:table-cell>
          <table:table-cell office:value-type="float" office:value="0.3393509756953339" table:formula="of:=SQRT([.D5]/[.$D$13])" table:style-name="ce20">
            <text:p>3,39E-01</text:p>
          </table:table-cell>
          <table:table-cell office:value-type="float" office:value="0.33905895827253579" table:formula="of:=ABS(BESSELJ([.D$2];[.A5]))" table:style-name="ce21">
            <text:p>0,339058958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7">
            <text:p>J2(B)</text:p>
          </table:table-cell>
          <table:table-cell office:value-type="float" office:value="-24.97" table:style-name="ce18">
            <text:p>-24,97</text:p>
          </table:table-cell>
          <table:table-cell office:value-type="float" office:value="3.1841975217261225E-3" table:formula="of:=POWER(10;[.C6]/10)" table:style-name="ce19">
            <text:p>3,18E-03</text:p>
          </table:table-cell>
          <table:table-cell office:value-type="float" office:value="0.48545513826247344" table:formula="of:=SQRT([.D6]/[.$D$13])" table:style-name="ce20">
            <text:p>4,85E-01</text:p>
          </table:table-cell>
          <table:table-cell office:value-type="float" office:value="0.48609126323495477" table:formula="of:=ABS(BESSELJ([.D$2];[.A6]))" table:style-name="ce21">
            <text:p>0,486091263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7">
            <text:p>J3(B)</text:p>
          </table:table-cell>
          <table:table-cell office:value-type="float" office:value="-28.86" table:style-name="ce18">
            <text:p>-28,86</text:p>
          </table:table-cell>
          <table:table-cell office:value-type="float" office:value="1.3001695780332895E-3" table:formula="of:=POWER(10;[.C7]/10)" table:style-name="ce19">
            <text:p>1,30E-03</text:p>
          </table:table-cell>
          <table:table-cell office:value-type="float" office:value="0.31020522038895371" table:formula="of:=SQRT([.D7]/[.$D$13])" table:style-name="ce20">
            <text:p>3,10E-01</text:p>
          </table:table-cell>
          <table:table-cell office:value-type="float" office:value="0.30906286476756828" table:formula="of:=ABS(BESSELJ([.D$2];[.A7]))" table:style-name="ce21">
            <text:p>0,309062865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7">
            <text:p>J4(B)</text:p>
          </table:table-cell>
          <table:table-cell office:value-type="float" office:value="-36.270000000000003" table:style-name="ce18">
            <text:p>-36,27</text:p>
          </table:table-cell>
          <table:table-cell office:value-type="float" office:value="2.3604782331805758E-4" table:formula="of:=POWER(10;[.C8]/10)" table:style-name="ce19">
            <text:p>2,36E-04</text:p>
          </table:table-cell>
          <table:table-cell office:value-type="float" office:value="0.13217493399603802" table:formula="of:=SQRT([.D8]/[.$D$13])" table:style-name="ce20">
            <text:p>1,32E-01</text:p>
          </table:table-cell>
          <table:table-cell office:value-type="float" office:value="0.13203418393192615" table:formula="of:=ABS(BESSELJ([.D$2];[.A8]))" table:style-name="ce21">
            <text:p>0,132034184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7">
            <text:p>J5(B)</text:p>
          </table:table-cell>
          <table:table-cell office:value-type="float" office:value="-45.92" table:style-name="ce18">
            <text:p>-45,92</text:p>
          </table:table-cell>
          <table:table-cell office:value-type="float" office:value="2.5585858869056407E-5" table:formula="of:=POWER(10;[.C9]/10)" table:style-name="ce19">
            <text:p>2,56E-05</text:p>
          </table:table-cell>
          <table:table-cell office:value-type="float" office:value="4.3516013438828653E-2" table:formula="of:=SQRT([.D9]/[.$D$13])" table:style-name="ce20">
            <text:p>4,35E-02</text:p>
          </table:table-cell>
          <table:table-cell office:value-type="float" office:value="4.3028434877065341E-2" table:formula="of:=ABS(BESSELJ([.D$2];[.A9]))" table:style-name="ce21">
            <text:p>0,043028435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7">
            <text:p>J6(B)</text:p>
          </table:table-cell>
          <table:table-cell office:value-type="float" office:value="-57.41" table:style-name="ce18">
            <text:p>-57,41</text:p>
          </table:table-cell>
          <table:table-cell office:value-type="float" office:value="1.8155156627731339E-6" table:formula="of:=POWER(10;[.C10]/10)" table:style-name="ce19">
            <text:p>1,82E-06</text:p>
          </table:table-cell>
          <table:table-cell office:value-type="float" office:value="1.1591752564913104E-2" table:formula="of:=SQRT([.D10]/[.$D$13])" table:style-name="ce20">
            <text:p>1,16E-02</text:p>
          </table:table-cell>
          <table:table-cell office:value-type="float" office:value="1.1393932332213098E-2" table:formula="of:=ABS(BESSELJ([.D$2];[.A10]))" table:style-name="ce21">
            <text:p>0,01139393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7">
            <text:p>J7(B)</text:p>
          </table:table-cell>
          <table:table-cell office:value-type="float" office:value="-69.72" table:style-name="ce18">
            <text:p>-69,72</text:p>
          </table:table-cell>
          <table:table-cell office:value-type="float" office:value="1.0665961212302592E-7" table:formula="of:=POWER(10;[.C11]/10)" table:style-name="ce19">
            <text:p>1,07E-07</text:p>
          </table:table-cell>
          <table:table-cell office:value-type="float" office:value="2.8096298107508667E-3" table:formula="of:=SQRT([.D11]/[.$D$13])" table:style-name="ce20">
            <text:p>2,81E-03</text:p>
          </table:table-cell>
          <table:table-cell office:value-type="float" office:value="2.5472944518046946E-3" table:formula="of:=ABS(BESSELJ([.D$2];[.A11]))" table:style-name="ce21">
            <text:p>0,002547294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7">
            <text:p>J8(B)</text:p>
          </table:table-cell>
          <table:table-cell office:value-type="float" office:value="-80.39" table:style-name="ce18">
            <text:p>-80,39</text:p>
          </table:table-cell>
          <table:table-cell office:value-type="float" office:value="9.1411324147024966E-9" table:formula="of:=POWER(10;[.C12]/10)" table:style-name="ce19">
            <text:p>9,14E-09</text:p>
          </table:table-cell>
          <table:table-cell office:value-type="float" office:value="8.2252499117949291E-4" table:formula="of:=SQRT([.D12]/[.$D$13])" table:style-name="ce20">
            <text:p>8,23E-04</text:p>
          </table:table-cell>
          <table:table-cell office:value-type="float" office:value="4.9344177620883501E-4" table:formula="of:=ABS(BESSELJ([.D$2];[.A12]))" table:style-name="ce21">
            <text:p>0,000493442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22"/>
          <table:table-cell office:value-type="string" table:style-name="ce24">
            <text:p>Potencia total</text:p>
          </table:table-cell>
          <table:table-cell office:value-type="float" office:value="1.3511444933640124E-2" table:formula="of:=+[.D4]+2*SUM([.D5:.D12])" table:style-name="ce25">
            <text:p>0,013511445</text:p>
          </table:table-cell>
          <table:table-cell office:value-type="string" table:style-name="ce25">
            <text:p>[mW]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style-name="ce9"/>
          <table:table-cell table:number-columns-repeated="5" table:style-name="ce1"/>
          <table:table-cell office:value-type="string" table:number-columns-spanned="5" table:number-rows-spanned="1" table:style-name="ce6">
            <text:p>Comprobación de Potencia</text:p>
          </table:table-cell>
          <table:covered-table-cell table:number-columns-repeated="4"/>
          <table:table-cell table:number-columns-repeated="16371" table:style-name="ce1"/>
        </table:table-row>
        <table:table-row table:style-name="ro1">
          <table:table-cell table:style-name="ce2"/>
          <table:table-cell office:value-type="error" office:string-value="#VALUE!" table:formula="of:=#VALUE!" table:number-columns-spanned="5" table:number-rows-spanned="16" table:style-name="ce7">
            <text:p>#¡VALOR!</text:p>
          </table:table-cell>
          <table:covered-table-cell table:number-columns-repeated="4"/>
          <table:table-cell table:number-columns-spanned="4" table:number-rows-spanned="16" table:style-name="ce8"/>
          <table:covered-table-cell table:number-columns-repeated="3"/>
          <table:table-cell office:value-type="error" office:string-value="#VALUE!" table:formula="of:=#VALUE!" table:number-columns-spanned="5" table:number-rows-spanned="16" table:style-name="ce6">
            <text:p>#¡VALOR!</text:p>
          </table:table-cell>
          <table:covered-table-cell table:number-columns-repeated="4"/>
          <table:table-cell table:number-columns-repeated="16369" table:style-name="ce1"/>
        </table:table-row>
        <table:table-row table:style-name="ro1">
          <table:table-cell table:style-name="ce2"/>
          <table:covered-table-cell/>
          <table:covered-table-cell table:number-columns-repeated="4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69" table:style-name="ce1"/>
        </table:table-row>
        <table:table-row table:number-rows-repeated="14" table:style-name="ro1">
          <table:table-cell/>
          <table:covered-table-cell/>
          <table:covered-table-cell table:number-columns-repeated="4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69"/>
        </table:table-row>
        <table:table-row table:number-rows-repeated="2"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963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cell-range-address="Betha_3.$A$1:Betha_3.$P$31" table:base-cell-address="Betha_3.$A$1"/>
        </table:named-expressions>
      </table:table>
      <table:table table:name="Betha_5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5" table:default-cell-style-name="ce1"/>
        <table:table-column table:style-name="co7" table:default-cell-style-name="ce1"/>
        <table:table-column table:style-name="co2" table:number-columns-repeated="1013" table:default-cell-style-name="ce1"/>
        <table:table-column table:style-name="co6" table:number-columns-repeated="15361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28"/>
          <table:table-cell office:value-type="string" table:style-name="ce29">
            <text:p>Coeficiente Betha</text:p>
          </table:table-cell>
          <table:table-cell office:value-type="float" office:value="5" table:style-name="ce30">
            <text:p>5</text:p>
          </table:table-cell>
          <table:table-cell office:value-type="string" table:style-name="ce31">
            <text:p>Kp = 5</text:p>
          </table:table-cell>
          <table:table-cell office:value-type="string" table:style-name="ce31">
            <text:p>Am = 1</text:p>
          </table:table-cell>
          <table:table-cell table:number-columns-repeated="16378" table:style-name="ce1"/>
        </table:table-row>
        <table:table-row table:style-name="ro3">
          <table:table-cell table:style-name="ce3"/>
          <table:table-cell table:style-name="ce32"/>
          <table:table-cell office:value-type="string" table:style-name="ce33">
            <text:p>Potencia Armónico [dBm]</text:p>
          </table:table-cell>
          <table:table-cell office:value-type="string" table:style-name="ce33">
            <text:p>Potencia Armónico [mW]</text:p>
          </table:table-cell>
          <table:table-cell office:value-type="string" table:style-name="ce33">
            <text:p>Coeficiente de Bessel práctico</text:p>
          </table:table-cell>
          <table:table-cell office:value-type="string" table:style-name="ce33">
            <text:p>Coeficiente de Bessel teórico</text:p>
          </table:table-cell>
          <table:table-cell table:number-columns-repeated="1008" table:style-name="ce5"/>
          <table:table-cell table:number-columns-repeated="15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34">
            <text:p>J0(B)</text:p>
          </table:table-cell>
          <table:table-cell office:value-type="float" office:value="-33.9" table:style-name="ce35">
            <text:p>-33,9</text:p>
          </table:table-cell>
          <table:table-cell office:value-type="float" office:value="4.0738027780411293E-4" table:formula="of:=POWER(10;[.C4]/10)" table:style-name="ce36">
            <text:p>4,07E-04</text:p>
          </table:table-cell>
          <table:table-cell office:value-type="float" office:value="0.17508917096449209" table:formula="of:=SQRT([.D4]/[.$D$13])" table:style-name="ce37">
            <text:p>1,75E-01</text:p>
          </table:table-cell>
          <table:table-cell office:value-type="float" office:value="0.17759677411234329" table:formula="of:=ABS(BESSELJ([.D$2];[.A4]))" table:style-name="ce38">
            <text:p>0,17759677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4">
            <text:p>J1(B)</text:p>
          </table:table-cell>
          <table:table-cell office:value-type="float" office:value="-28.46" table:style-name="ce35">
            <text:p>-28,46</text:p>
          </table:table-cell>
          <table:table-cell office:value-type="float" office:value="1.4256075936021867E-3" table:formula="of:=POWER(10;[.C5]/10)" table:style-name="ce36">
            <text:p>1,43E-03</text:p>
          </table:table-cell>
          <table:table-cell office:value-type="float" office:value="0.32753618509472937" table:formula="of:=SQRT([.D5]/[.$D$13])" table:style-name="ce37">
            <text:p>3,28E-01</text:p>
          </table:table-cell>
          <table:table-cell office:value-type="float" office:value="0.32757913856636323" table:formula="of:=ABS(BESSELJ([.D$2];[.A5]))" table:style-name="ce38">
            <text:p>0,327579139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4">
            <text:p>j2(B)</text:p>
          </table:table-cell>
          <table:table-cell office:value-type="float" office:value="-45.38" table:style-name="ce35">
            <text:p>-45,38</text:p>
          </table:table-cell>
          <table:table-cell office:value-type="float" office:value="2.8973435877013189E-5" table:formula="of:=POWER(10;[.C6]/10)" table:style-name="ce36">
            <text:p>2,90E-05</text:p>
          </table:table-cell>
          <table:table-cell office:value-type="float" office:value="4.6693807265053795E-2" table:formula="of:=SQRT([.D6]/[.$D$13])" table:style-name="ce37">
            <text:p>4,67E-02</text:p>
          </table:table-cell>
          <table:table-cell office:value-type="float" office:value="4.656511868579799E-2" table:formula="of:=ABS(BESSELJ([.D$2];[.A6]))" table:style-name="ce38">
            <text:p>0,046565119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4">
            <text:p>j3(B)</text:p>
          </table:table-cell>
          <table:table-cell office:value-type="float" office:value="-27.51" table:style-name="ce35">
            <text:p>-27,51</text:p>
          </table:table-cell>
          <table:table-cell office:value-type="float" office:value="1.7741894808901641E-3" table:formula="of:=POWER(10;[.C7]/10)" table:style-name="ce36">
            <text:p>1,77E-03</text:p>
          </table:table-cell>
          <table:table-cell office:value-type="float" office:value="0.3653922118684888" table:formula="of:=SQRT([.D7]/[.$D$13])" table:style-name="ce37">
            <text:p>3,65E-01</text:p>
          </table:table-cell>
          <table:table-cell office:value-type="float" office:value="0.36483123351500163" table:formula="of:=ABS(BESSELJ([.D$2];[.A7]))" table:style-name="ce38">
            <text:p>0,364831234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4">
            <text:p>j4(B)</text:p>
          </table:table-cell>
          <table:table-cell office:value-type="float" office:value="-26.94" table:style-name="ce35">
            <text:p>-26,94</text:p>
          </table:table-cell>
          <table:table-cell office:value-type="float" office:value="2.0230191786782714E-3" table:formula="of:=POWER(10;[.C8]/10)" table:style-name="ce36">
            <text:p>2,02E-03</text:p>
          </table:table-cell>
          <table:table-cell office:value-type="float" office:value="0.39017486283387154" table:formula="of:=SQRT([.D8]/[.$D$13])" table:style-name="ce37">
            <text:p>3,90E-01</text:p>
          </table:table-cell>
          <table:table-cell office:value-type="float" office:value="0.39123236153220403" table:formula="of:=ABS(BESSELJ([.D$2];[.A8]))" table:style-name="ce38">
            <text:p>0,391232362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4">
            <text:p>j5(B)</text:p>
          </table:table-cell>
          <table:table-cell office:value-type="float" office:value="-30.38" table:style-name="ce35">
            <text:p>-30,38</text:p>
          </table:table-cell>
          <table:table-cell office:value-type="float" office:value="9.1622049012199912E-4" table:formula="of:=POWER(10;[.C9]/10)" table:style-name="ce36">
            <text:p>9,16E-04</text:p>
          </table:table-cell>
          <table:table-cell office:value-type="float" office:value="0.26257857455613109" table:formula="of:=SQRT([.D9]/[.$D$13])" table:style-name="ce37">
            <text:p>2,63E-01</text:p>
          </table:table-cell>
          <table:table-cell office:value-type="float" office:value="0.26114054698721451" table:formula="of:=ABS(BESSELJ([.D$2];[.A9]))" table:style-name="ce38">
            <text:p>0,261140547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34">
            <text:p>j6(B)</text:p>
          </table:table-cell>
          <table:table-cell office:value-type="float" office:value="-36.4" table:style-name="ce35">
            <text:p>-36,4</text:p>
          </table:table-cell>
          <table:table-cell office:value-type="float" office:value="2.2908676527677712E-4" table:formula="of:=POWER(10;[.C10]/10)" table:style-name="ce36">
            <text:p>2,29E-04</text:p>
          </table:table-cell>
          <table:table-cell office:value-type="float" office:value="0.1312983554230929" table:formula="of:=SQRT([.D10]/[.$D$13])" table:style-name="ce37">
            <text:p>1,31E-01</text:p>
          </table:table-cell>
          <table:table-cell office:value-type="float" office:value="0.1310487317890571" table:formula="of:=ABS(BESSELJ([.D$2];[.A10]))" table:style-name="ce38">
            <text:p>0,13104873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34">
            <text:p>j7(B)</text:p>
          </table:table-cell>
          <table:table-cell office:value-type="float" office:value="-44.11" table:style-name="ce35">
            <text:p>-44,11</text:p>
          </table:table-cell>
          <table:table-cell office:value-type="float" office:value="3.881503659906485E-5" table:formula="of:=POWER(10;[.C11]/10)" table:style-name="ce36">
            <text:p>3,88E-05</text:p>
          </table:table-cell>
          <table:table-cell office:value-type="float" office:value="5.4045468554601704E-2" table:formula="of:=SQRT([.D11]/[.$D$13])" table:style-name="ce37">
            <text:p>5,40E-02</text:p>
          </table:table-cell>
          <table:table-cell office:value-type="float" office:value="5.3376410155932238E-2" table:formula="of:=ABS(BESSELJ([.D$2];[.A11]))" table:style-name="ce38">
            <text:p>0,05337641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34">
            <text:p>j8(B)</text:p>
          </table:table-cell>
          <table:table-cell office:value-type="float" office:value="-53.25" table:style-name="ce35">
            <text:p>-53,25</text:p>
          </table:table-cell>
          <table:table-cell office:value-type="float" office:value="4.7315125896147936E-6" table:formula="of:=POWER(10;[.C12]/10)" table:style-name="ce36">
            <text:p>4,73E-06</text:p>
          </table:table-cell>
          <table:table-cell office:value-type="float" office:value="1.8869451941341618E-2" table:formula="of:=SQRT([.D12]/[.$D$13])" table:style-name="ce37">
            <text:p>1,89E-02</text:p>
          </table:table-cell>
          <table:table-cell office:value-type="float" office:value="1.8405216654802155E-2" table:formula="of:=ABS(BESSELJ([.D$2];[.A12]))" table:style-name="ce38">
            <text:p>0,018405217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39"/>
          <table:table-cell office:value-type="string" table:style-name="ce24">
            <text:p>Potencia total</text:p>
          </table:table-cell>
          <table:table-cell office:value-type="float" office:value="1.3288667265074295E-2" table:formula="of:=+[.D4]+2*SUM([.D5:.D12])" table:style-name="ce39">
            <text:p>0,013288667</text:p>
          </table:table-cell>
          <table:table-cell office:value-type="string" table:style-name="ce39">
            <text:p>[mW]</text:p>
          </table:table-cell>
          <table:table-cell table:style-name="ce40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style-name="ce9"/>
          <table:table-cell table:number-columns-repeated="2" table:style-name="ce10"/>
          <table:table-cell table:number-columns-repeated="16379" table:style-name="ce1"/>
        </table:table-row>
        <table:table-row table:style-name="ro1">
          <table:table-cell table:style-name="ce2"/>
          <table:table-cell office:value-type="error" office:string-value="#VALUE!" table:formula="of:=#VALUE!" table:number-columns-spanned="5" table:number-rows-spanned="16" table:style-name="ce7">
            <text:p>#¡VALOR!</text:p>
          </table:table-cell>
          <table:covered-table-cell table:number-columns-repeated="4"/>
          <table:table-cell table:number-columns-spanned="4" table:number-rows-spanned="16" table:style-name="ce8"/>
          <table:covered-table-cell table:number-columns-repeated="3"/>
          <table:table-cell table:number-columns-repeated="16374" table:style-name="ce1"/>
        </table:table-row>
        <table:table-row table:style-name="ro1">
          <table:table-cell table:style-name="ce2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16374" table:style-name="ce1"/>
        </table:table-row>
        <table:table-row table:number-rows-repeated="14" table:style-name="ro1">
          <table:table-cell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3" table:style-name="ce2"/>
          <table:table-cell table:number-columns-repeated="1010" table:style-name="ce1"/>
          <table:table-cell table:number-columns-repeated="15370" table:style-name="ce2"/>
        </table:table-row>
        <table:table-row table:number-rows-repeated="963" table:style-name="ro1">
          <table:table-cell table:number-columns-repeated="4" table:style-name="ce2"/>
          <table:table-cell table:number-columns-repeated="1010" table:style-name="ce1"/>
          <table:table-cell table:number-columns-repeated="15370" table:style-name="ce2"/>
        </table:table-row>
        <table:table-row table:number-rows-repeated="1047576" table:style-name="ro4">
          <table:table-cell table:number-columns-repeated="16384"/>
        </table:table-row>
        <table:table-row table:style-name="ro5">
          <table:table-cell table:style-name="ce2"/>
          <table:table-cell table:style-name="ce1"/>
          <table:table-cell table:number-columns-repeated="2" table:style-name="ce2"/>
          <table:table-cell table:number-columns-repeated="1010" table:style-name="ce1"/>
          <table:table-cell table:number-columns-repeated="15370" table:style-name="ce2"/>
        </table:table-row>
        <table:table-row table:number-rows-repeated="4" table:style-name="ro4">
          <table:table-cell table:number-columns-repeated="16384"/>
        </table:table-row>
        <table:named-expressions>
          <table:named-range table:name="Print_Area" table:cell-range-address="Betha_5.$A$1:Betha_5.$K$31" table:base-cell-address="Betha_5.$A$1"/>
        </table:named-expressions>
      </table:table>
      <table:table table:name="Betha_15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5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6" table:number-columns-repeated="15361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11"/>
          <table:table-cell office:value-type="string" table:style-name="ce12">
            <text:p>Coeficiente Betha</text:p>
          </table:table-cell>
          <table:table-cell office:value-type="float" office:value="15" table:style-name="ce13">
            <text:p>15</text:p>
          </table:table-cell>
          <table:table-cell office:value-type="string" table:style-name="ce14">
            <text:p>Kp = 5</text:p>
          </table:table-cell>
          <table:table-cell office:value-type="string" table:style-name="ce14">
            <text:p>Am = 3</text:p>
          </table:table-cell>
          <table:table-cell table:number-columns-repeated="16378" table:style-name="ce1"/>
        </table:table-row>
        <table:table-row table:style-name="ro3">
          <table:table-cell table:style-name="ce3"/>
          <table:table-cell table:style-name="ce15"/>
          <table:table-cell office:value-type="string" table:style-name="ce16">
            <text:p>Potencia Armónico [dBm]</text:p>
          </table:table-cell>
          <table:table-cell office:value-type="string" table:style-name="ce16">
            <text:p>Potencia Armónico [mW]</text:p>
          </table:table-cell>
          <table:table-cell office:value-type="string" table:style-name="ce16">
            <text:p>Coeficiente de Bessel práctico</text:p>
          </table:table-cell>
          <table:table-cell office:value-type="string" table:style-name="ce16">
            <text:p>Coeficiente de Bessel teórico</text:p>
          </table:table-cell>
          <table:table-cell table:number-columns-repeated="1008" table:style-name="ce5"/>
          <table:table-cell table:number-columns-repeated="15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7">
            <text:p>J0(B)</text:p>
          </table:table-cell>
          <table:table-cell office:value-type="float" office:value="-55.52" table:style-name="ce18">
            <text:p>-55,52</text:p>
          </table:table-cell>
          <table:table-cell office:value-type="float" office:value="2.8054336379517087E-6" table:formula="of:=POWER(10;[.C4]/10)" table:style-name="ce19">
            <text:p>2,81E-06</text:p>
          </table:table-cell>
          <table:table-cell office:value-type="float" office:value="1.4492692013390799E-2" table:formula="of:=SQRT([.D4]/[.$D$22])" table:style-name="ce20">
            <text:p>1,45E-02</text:p>
          </table:table-cell>
          <table:table-cell office:value-type="float" office:value="1.4224472705558025E-2" table:formula="of:=ABS(BESSELJ([.D$2];[.A4]))" table:style-name="ce21">
            <text:p>0,014224473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7">
            <text:p>J1(B)</text:p>
          </table:table-cell>
          <table:table-cell office:value-type="float" office:value="-32.479999999999997" table:style-name="ce18">
            <text:p>-32,48</text:p>
          </table:table-cell>
          <table:table-cell office:value-type="float" office:value="5.6493697481230232E-4" table:formula="of:=POWER(10;[.C5]/10)" table:style-name="ce19">
            <text:p>5,65E-04</text:p>
          </table:table-cell>
          <table:table-cell office:value-type="float" office:value="0.20565963611125659" table:formula="of:=SQRT([.D5]/[.$D$22])" table:style-name="ce20">
            <text:p>2,06E-01</text:p>
          </table:table-cell>
          <table:table-cell office:value-type="float" office:value="0.20510386426874308" table:formula="of:=ABS(BESSELJ([.D$2];[.A5]))" table:style-name="ce21">
            <text:p>0,205103864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7">
            <text:p>j2(B)</text:p>
          </table:table-cell>
          <table:table-cell office:value-type="float" office:value="-46.29" table:style-name="ce18">
            <text:p>-46,29</text:p>
          </table:table-cell>
          <table:table-cell office:value-type="float" office:value="2.3496328208483083E-5" table:formula="of:=POWER(10;[.C6]/10)" table:style-name="ce19">
            <text:p>2,35E-05</text:p>
          </table:table-cell>
          <table:table-cell office:value-type="float" office:value="4.1941992962453115E-2" table:formula="of:=SQRT([.D6]/[.$D$22])" table:style-name="ce20">
            <text:p>4,19E-02</text:p>
          </table:table-cell>
          <table:table-cell office:value-type="float" office:value="4.1571654608057104E-2" table:formula="of:=ABS(BESSELJ([.D$2];[.A6]))" table:style-name="ce21">
            <text:p>0,041571655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7">
            <text:p>j3(B)</text:p>
          </table:table-cell>
          <table:table-cell office:value-type="float" office:value="-32.46" table:style-name="ce18">
            <text:p>-32,46</text:p>
          </table:table-cell>
          <table:table-cell office:value-type="float" office:value="5.6754460540854666E-4" table:formula="of:=POWER(10;[.C7]/10)" table:style-name="ce19">
            <text:p>5,68E-04</text:p>
          </table:table-cell>
          <table:table-cell office:value-type="float" office:value="0.20613373053550718" table:formula="of:=SQRT([.D7]/[.$D$22])" table:style-name="ce20">
            <text:p>2,06E-01</text:p>
          </table:table-cell>
          <table:table-cell office:value-type="float" office:value="0.19401808970659451" table:formula="of:=ABS(BESSELJ([.D$2];[.A7]))" table:style-name="ce21">
            <text:p>0,19401809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7">
            <text:p>j4(B)</text:p>
          </table:table-cell>
          <table:table-cell office:value-type="float" office:value="-37.21" table:style-name="ce18">
            <text:p>-37,21</text:p>
          </table:table-cell>
          <table:table-cell office:value-type="float" office:value="1.9010782799232985E-4" table:formula="of:=POWER(10;[.C8]/10)" table:style-name="ce19">
            <text:p>1,90E-04</text:p>
          </table:table-cell>
          <table:table-cell office:value-type="float" office:value="0.11930236775055199" table:formula="of:=SQRT([.D8]/[.$D$22])" table:style-name="ce20">
            <text:p>1,19E-01</text:p>
          </table:table-cell>
          <table:table-cell office:value-type="float" office:value="0.11917889049069491" table:formula="of:=ABS(BESSELJ([.D$2];[.A8]))" table:style-name="ce21">
            <text:p>0,1191788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7">
            <text:p>j5(B)</text:p>
          </table:table-cell>
          <table:table-cell office:value-type="float" office:value="-36.4" table:style-name="ce18">
            <text:p>-36,4</text:p>
          </table:table-cell>
          <table:table-cell office:value-type="float" office:value="2.2908676527677712E-4" table:formula="of:=POWER(10;[.C9]/10)" table:style-name="ce19">
            <text:p>2,29E-04</text:p>
          </table:table-cell>
          <table:table-cell office:value-type="float" office:value="0.13096313510720003" table:formula="of:=SQRT([.D9]/[.$D$22])" table:style-name="ce20">
            <text:p>1,31E-01</text:p>
          </table:table-cell>
          <table:table-cell office:value-type="float" office:value="0.13045601477822388" table:formula="of:=ABS(BESSELJ([.D$2];[.A9]))" table:style-name="ce21">
            <text:p>0,130456015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7">
            <text:p>j6(B)</text:p>
          </table:table-cell>
          <table:table-cell office:value-type="float" office:value="-32.53" table:style-name="ce18">
            <text:p>-32,53</text:p>
          </table:table-cell>
          <table:table-cell office:value-type="float" office:value="5.5847019473683011E-4" table:formula="of:=POWER(10;[.C10]/10)" table:style-name="ce19">
            <text:p>5,58E-04</text:p>
          </table:table-cell>
          <table:table-cell office:value-type="float" office:value="0.20447916500911606" table:formula="of:=SQRT([.D10]/[.$D$22])" table:style-name="ce20">
            <text:p>2,04E-01</text:p>
          </table:table-cell>
          <table:table-cell office:value-type="float" office:value="0.20614956700951081" table:formula="of:=ABS(BESSELJ([.D$2];[.A10]))" table:style-name="ce21">
            <text:p>0,206149567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7">
            <text:p>j7(B)</text:p>
          </table:table-cell>
          <table:table-cell office:value-type="float" office:value="-47.92" table:style-name="ce18">
            <text:p>-47,92</text:p>
          </table:table-cell>
          <table:table-cell office:value-type="float" office:value="1.6143585568264861E-5" table:formula="of:=POWER(10;[.C11]/10)" table:style-name="ce19">
            <text:p>1,61E-05</text:p>
          </table:table-cell>
          <table:table-cell office:value-type="float" office:value="3.4765546686932734E-2" table:formula="of:=SQRT([.D11]/[.$D$22])" table:style-name="ce20">
            <text:p>3,48E-02</text:p>
          </table:table-cell>
          <table:table-cell office:value-type="float" office:value="3.4463638829384774E-2" table:formula="of:=ABS(BESSELJ([.D$2];[.A11]))" table:style-name="ce21">
            <text:p>0,034463639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7">
            <text:p>j8(B)</text:p>
          </table:table-cell>
          <table:table-cell office:value-type="float" office:value="-34" table:style-name="ce18">
            <text:p>-34</text:p>
          </table:table-cell>
          <table:table-cell office:value-type="float" office:value="3.9810717055349708E-4" table:formula="of:=POWER(10;[.C12]/10)" table:style-name="ce19">
            <text:p>3,98E-04</text:p>
          </table:table-cell>
          <table:table-cell office:value-type="float" office:value="0.17264303535753964" table:formula="of:=SQRT([.D12]/[.$D$22])" table:style-name="ce20">
            <text:p>1,73E-01</text:p>
          </table:table-cell>
          <table:table-cell office:value-type="float" office:value="0.17398350410208502" table:formula="of:=ABS(BESSELJ([.D$2];[.A12]))" table:style-name="ce21">
            <text:p>0,173983504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7">
            <text:p>J9(B)</text:p>
          </table:table-cell>
          <table:table-cell office:value-type="float" office:value="-31.92" table:style-name="ce18">
            <text:p>-31,92</text:p>
          </table:table-cell>
          <table:table-cell office:value-type="float" office:value="6.426877173170189E-4" table:formula="of:=POWER(10;[.C13]/10)" table:style-name="ce19">
            <text:p>6,43E-04</text:p>
          </table:table-cell>
          <table:table-cell office:value-type="float" office:value="0.21935577016989247" table:formula="of:=SQRT([.D13]/[.$D$22])" table:style-name="ce20">
            <text:p>2,19E-01</text:p>
          </table:table-cell>
          <table:table-cell office:value-type="float" office:value="0.22004604320494212" table:formula="of:=ABS(BESSELJ([.D$2];[.A13]))" table:style-name="ce21">
            <text:p>0,220046043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7">
            <text:p>J10(B)</text:p>
          </table:table-cell>
          <table:table-cell office:value-type="float" office:value="-39.69" table:style-name="ce18">
            <text:p>-39,69</text:p>
          </table:table-cell>
          <table:table-cell office:value-type="float" office:value="1.0739894123412443E-4" table:formula="of:=POWER(10;[.C14]/10)" table:style-name="ce19">
            <text:p>1,07E-04</text:p>
          </table:table-cell>
          <table:table-cell office:value-type="float" office:value="8.9670390911894132E-2" table:formula="of:=SQRT([.D14]/[.$D$22])" table:style-name="ce20">
            <text:p>8,97E-02</text:p>
          </table:table-cell>
          <table:table-cell office:value-type="float" office:value="9.0071747743845521E-2" table:formula="of:=ABS(BESSELJ([.D$2];[.A14]))" table:style-name="ce21">
            <text:p>0,090071748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7">
            <text:p>J11(B)</text:p>
          </table:table-cell>
          <table:table-cell office:value-type="float" office:value="-38.76" table:style-name="ce18">
            <text:p>-38,76</text:p>
          </table:table-cell>
          <table:table-cell office:value-type="float" office:value="1.3304544179780899E-4" table:formula="of:=POWER(10;[.C15]/10)" table:style-name="ce19">
            <text:p>1,33E-04</text:p>
          </table:table-cell>
          <table:table-cell office:value-type="float" office:value="9.9804256352319265E-2" table:formula="of:=SQRT([.D15]/[.$D$22])" table:style-name="ce20">
            <text:p>9,98E-02</text:p>
          </table:table-cell>
          <table:table-cell office:value-type="float" office:value="9.9950379546481422E-2" table:formula="of:=ABS(BESSELJ([.D$2];[.A15]))" table:style-name="ce21">
            <text:p>0,09995038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7">
            <text:p>J12(B)</text:p>
          </table:table-cell>
          <table:table-cell office:value-type="float" office:value="-31.32" table:style-name="ce18">
            <text:p>-31,32</text:p>
          </table:table-cell>
          <table:table-cell office:value-type="float" office:value="7.379042301291004E-4" table:formula="of:=POWER(10;[.C16]/10)" table:style-name="ce19">
            <text:p>7,38E-04</text:p>
          </table:table-cell>
          <table:table-cell office:value-type="float" office:value="0.23504394245230328" table:formula="of:=SQRT([.D16]/[.$D$22])" table:style-name="ce20">
            <text:p>2,35E-01</text:p>
          </table:table-cell>
          <table:table-cell office:value-type="float" office:value="0.2366656377453516" table:formula="of:=ABS(BESSELJ([.D$2];[.A16]))" table:style-name="ce21">
            <text:p>0,236665638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7">
            <text:p>J13(B)</text:p>
          </table:table-cell>
          <table:table-cell office:value-type="float" office:value="-29.86" table:style-name="ce18">
            <text:p>-29,86</text:p>
          </table:table-cell>
          <table:table-cell office:value-type="float" office:value="1.0327614057613977E-3" table:formula="of:=POWER(10;[.C17]/10)" table:style-name="ce19">
            <text:p>1,03E-03</text:p>
          </table:table-cell>
          <table:table-cell office:value-type="float" office:value="0.2780667513425491" table:formula="of:=SQRT([.D17]/[.$D$22])" table:style-name="ce20">
            <text:p>2,78E-01</text:p>
          </table:table-cell>
          <table:table-cell office:value-type="float" office:value="0.27871464084608111" table:formula="of:=ABS(BESSELJ([.D$2];[.A17]))" table:style-name="ce21">
            <text:p>0,278714641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7">
            <text:p>J14(B)</text:p>
          </table:table-cell>
          <table:table-cell office:value-type="float" office:value="-30.97" table:style-name="ce18">
            <text:p>-30,97</text:p>
          </table:table-cell>
          <table:table-cell office:value-type="float" office:value="7.9983425500702822E-4" table:formula="of:=POWER(10;[.C18]/10)" table:style-name="ce19">
            <text:p>8,00E-04</text:p>
          </table:table-cell>
          <table:table-cell office:value-type="float" office:value="0.24470850457427118" table:formula="of:=SQRT([.D18]/[.$D$22])" table:style-name="ce20">
            <text:p>2,45E-01</text:p>
          </table:table-cell>
          <table:table-cell office:value-type="float" office:value="0.24643973972118899" table:formula="of:=ABS(BESSELJ([.D$2];[.A18]))" table:style-name="ce21">
            <text:p>0,24643974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7">
            <text:p>J15(B)</text:p>
          </table:table-cell>
          <table:table-cell office:value-type="float" office:value="-33.590000000000003" table:style-name="ce18">
            <text:p>-33,59</text:p>
          </table:table-cell>
          <table:table-cell office:value-type="float" office:value="4.3752210515825128E-4" table:formula="of:=POWER(10;[.C19]/10)" table:style-name="ce19">
            <text:p>4,38E-04</text:p>
          </table:table-cell>
          <table:table-cell office:value-type="float" office:value="0.18098770083474375" table:formula="of:=SQRT([.D19]/[.$D$22])" table:style-name="ce20">
            <text:p>1,81E-01</text:p>
          </table:table-cell>
          <table:table-cell office:value-type="float" office:value="0.18130634149351063" table:formula="of:=ABS(BESSELJ([.D$2];[.A19]))" table:style-name="ce21">
            <text:p>0,181306341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7">
            <text:p>J16(B)</text:p>
          </table:table-cell>
          <table:table-cell office:value-type="float" office:value="-37.479999999999997" table:style-name="ce18">
            <text:p>-37,48</text:p>
          </table:table-cell>
          <table:table-cell office:value-type="float" office:value="1.7864875748520504E-4" table:formula="of:=POWER(10;[.C20]/10)" table:style-name="ce19">
            <text:p>1,79E-04</text:p>
          </table:table-cell>
          <table:table-cell office:value-type="float" office:value="0.11565091230896901" table:formula="of:=SQRT([.D20]/[.$D$22])" table:style-name="ce20">
            <text:p>1,16E-01</text:p>
          </table:table-cell>
          <table:table-cell office:value-type="float" office:value="0.11617274641650184" table:formula="of:=ABS(BESSELJ([.D$2];[.A20]))" table:style-name="ce21">
            <text:p>0,116172746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7">
            <text:p>J16(B)</text:p>
          </table:table-cell>
          <table:table-cell office:value-type="float" office:value="-42.27" table:style-name="ce35">
            <text:p>-42,27</text:p>
          </table:table-cell>
          <table:table-cell office:value-type="float" office:value="5.9292532457999872E-5" table:formula="of:=POWER(10;[.C21]/10)" table:style-name="ce36">
            <text:p>5,93E-05</text:p>
          </table:table-cell>
          <table:table-cell office:value-type="float" office:value="6.6626816550215739E-2" table:formula="of:=SQRT([.D21]/[.$D$22])" table:style-name="ce37">
            <text:p>6,66E-02</text:p>
          </table:table-cell>
          <table:table-cell office:value-type="float" office:value="6.6528850861974839E-2" table:formula="of:=ABS(BESSELJ([.D$2];[.A21]))" table:style-name="ce21">
            <text:p>0,066528851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22"/>
          <table:table-cell office:value-type="string" table:style-name="ce24">
            <text:p>Potencia total</text:p>
          </table:table-cell>
          <table:table-cell office:value-type="float" office:value="1.3356783111447884E-2" table:formula="of:=+[.D4]+2*SUM([.D5:.D21])" table:style-name="ce25">
            <text:p>0,013356783</text:p>
          </table:table-cell>
          <table:table-cell office:value-type="string" table:style-name="ce25">
            <text:p>[mW]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style-name="ce26"/>
          <table:table-cell table:number-columns-repeated="2" table:style-name="ce41"/>
          <table:table-cell table:style-name="ce27"/>
          <table:table-cell table:number-columns-repeated="16378" table:style-name="ce1"/>
        </table:table-row>
        <table:table-row table:style-name="ro1">
          <table:table-cell table:style-name="ce2"/>
          <table:table-cell office:value-type="error" office:string-value="#VALUE!" table:formula="of:=#VALUE!" table:number-columns-spanned="5" table:number-rows-spanned="16" table:style-name="ce7">
            <text:p>#¡VALOR!</text:p>
          </table:table-cell>
          <table:covered-table-cell table:number-columns-repeated="4"/>
          <table:table-cell table:number-columns-spanned="4" table:number-rows-spanned="16" table:style-name="ce8"/>
          <table:covered-table-cell table:number-columns-repeated="3"/>
          <table:table-cell office:value-type="error" office:string-value="#VALUE!" table:formula="of:=#VALUE!" table:number-columns-spanned="5" table:number-rows-spanned="16" table:style-name="ce6">
            <text:p>#¡VALOR!</text:p>
          </table:table-cell>
          <table:covered-table-cell table:number-columns-repeated="4"/>
          <table:table-cell table:number-columns-repeated="16369"/>
        </table:table-row>
        <table:table-row table:number-rows-repeated="8" table:style-name="ro1">
          <table:table-cell table:style-name="ce2"/>
          <table:covered-table-cell/>
          <table:covered-table-cell table:number-columns-repeated="4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69"/>
        </table:table-row>
        <table:table-row table:number-rows-repeated="7" table:style-name="ro1">
          <table:table-cell/>
          <table:covered-table-cell/>
          <table:covered-table-cell table:number-columns-repeated="4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69" table:style-name="ce1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8" table:style-name="ro1">
          <table:table-cell table:style-name="ce2"/>
          <table:table-cell table:number-columns-repeated="3" table:style-name="ce2"/>
          <table:table-cell table:number-columns-repeated="1010" table:style-name="ce1"/>
          <table:table-cell table:number-columns-repeated="15370" table:style-name="ce2"/>
        </table:table-row>
        <table:table-row table:number-rows-repeated="956" table:style-name="ro1">
          <table:table-cell table:number-columns-repeated="4" table:style-name="ce2"/>
          <table:table-cell table:number-columns-repeated="1010" table:style-name="ce1"/>
          <table:table-cell table:number-columns-repeated="15370" table:style-name="ce2"/>
        </table:table-row>
        <table:table-row table:number-rows-repeated="1047572" table:style-name="ro4">
          <table:table-cell table:number-columns-repeated="16384"/>
        </table:table-row>
        <table:named-expressions>
          <table:named-range table:name="Print_Area" table:cell-range-address="Betha_15.$A$1:Betha_15.$P$40" table:base-cell-address="Betha_1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rcentaje" style:family="table-cell" style:data-style-name="N13"/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ohelia Agudelo Cuervo</meta:initial-creator>
    <dc:creator>NOHELIA AGUDELO</dc:creator>
    <dc:date>2025-05-20T03:45:46Z</dc:date>
    <meta:print-date>2025-05-10T03:07:46Z</meta:print-date>
    <meta:editing-cycles>1</meta:editing-cycles>
    <meta:editing-duration>PT531S</meta:editing-duration>
  </office:meta>
</office:document-meta>
</file>